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176cm" fo:margin-left="1.492cm" fo:margin-right="2.332cm" table:align="margins"/>
    </style:style>
    <style:style style:name="Tableau1.A" style:family="table-column">
      <style:table-column-properties style:column-width="7.011cm" style:rel-column-width="34873*"/>
    </style:style>
    <style:style style:name="Tableau1.B" style:family="table-column">
      <style:table-column-properties style:column-width="6.165cm" style:rel-column-width="30662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fo:color="#996600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fo:color="#00331a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3300"/>
    </style:style>
    <style:style style:name="T4" style:family="text">
      <style:text-properties fo:color="#003300" fo:font-size="10.5pt" style:font-size-asian="10.5pt" style:font-size-complex="10.5pt"/>
    </style:style>
    <style:style style:name="T5" style:family="text">
      <style:text-properties fo:color="#003300" fo:font-size="12pt" style:font-size-asian="12pt" style:font-size-complex="12pt"/>
    </style:style>
    <style:style style:name="T6" style:family="text">
      <style:text-properties fo:color="#000066"/>
    </style:style>
    <style:style style:name="T7" style:family="text">
      <style:text-properties fo:color="#000066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801900"/>
    </style:style>
    <style:style style:name="T9" style:family="text">
      <style:text-properties fo:color="#801900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801900" fo:font-style="normal" style:font-style-asian="normal" style:font-style-complex="normal"/>
    </style:style>
    <style:style style:name="T11" style:family="text">
      <style:text-properties fo:color="#996600"/>
    </style:style>
    <style:style style:name="T12" style:family="text">
      <style:text-properties fo:color="#996600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996600" fo:font-style="italic" style:font-style-asian="italic" style:font-style-complex="italic"/>
    </style:style>
    <style:style style:name="T14" style:family="text">
      <style:text-properties fo:color="#00331a"/>
    </style:style>
    <style:style style:name="T15" style:family="text">
      <style:text-properties fo:color="#00331a" fo:font-style="italic" style:font-style-asian="italic" style:font-style-complex="italic"/>
    </style:style>
    <style:style style:name="T16" style:family="text">
      <style:text-properties fo:color="#00331a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Conception réseau</text:h>
      <text:h text:style-name="P16" text:outline-level="1">18/12/2017</text:h>
      <text:p text:style-name="P2"/>
      <text:p text:style-name="P11">Rôles :</text:p>
      <text:p text:style-name="P9"><text:tab/><text:tab/><text:tab/><text:tab/><text:span text:style-name="T1">Matthieu CARTERON<text:tab/>: Chef de projet, responsable du matériel</text:span></text:p>
      <text:p text:style-name="P10"><text:tab/><text:tab/><text:tab/><text:tab/>Julien LIGUORI<text:tab/><text:tab/>: Responsable de l'accès réseau</text:p>
      <text:p text:style-name="P10"><text:tab/><text:tab/><text:tab/><text:tab/>Hugo LE BOENNEC<text:tab/>: Responsable de l'accès réseau</text:p>
      <text:p text:style-name="P10"><text:tab/><text:tab/><text:tab/><text:tab/>Robin CALLET<text:tab/><text:tab/>: Responsable de l'architecture</text:p>
      <text:p text:style-name="P12"><text:tab/><text:tab/><text:tab/><text:tab/>Quentin VIEL<text:tab/><text:tab/>: Gestionnaire du budget et des ressources</text:p>
      <text:p text:style-name="P3"/>
      <text:p text:style-name="P4">Problématique :</text:p>
      <text:p text:style-name="P5">Gérer la réalisation d'un important réseau pour un événement compétitif.</text:p>
      <text:p text:style-name="P4"/>
      <text:p text:style-name="P4">Données :</text:p>
      <text:p text:style-name="P6"><text:tab/>- 500 joueurs</text:p>
      <text:p text:style-name="P6"><text:tab/>- 25000 visiteurs</text:p>
      <text:p text:style-name="P6"><text:tab/>- 3000 m² de LAN</text:p>
      <text:p text:style-name="P6"><text:tab/>- 2 tournois majeurs (<text:span text:style-name="T17">Counter-Strike</text:span> et <text:span text:style-name="T17">League of Legend</text:span>)</text:p>
      <text:p text:style-name="P6"><text:tab/>- 15000 € de récompense au vainqueur</text:p>
      <text:p text:style-name="P6"><text:tab/>- 20952 € de location pour la salle</text:p>
      <text:p text:style-name="P6"><text:tab/>- Sponsor de 3500 €</text:p>
      <text:p text:style-name="P6"><text:span text:style-name="T14"><text:tab/></text:span>- Fibre dédiée proposée : 300 Mbits/s pour 3850 € pendant 2 jours.</text:p>
      <text:p text:style-name="P5"><text:tab/>- Armoire électrique de 630 A pour 3216 €</text:p>
      <text:p text:style-name="P4"/>
      <text:p text:style-name="P4">Objectifs :</text:p>
      <text:p text:style-name="P5"><text:tab/><text:span text:style-name="T9">Matériel :</text:span></text:p>
      <text:p text:style-name="P6"><text:span text:style-name="T17"><text:tab/>- </text:span><text:span text:style-name="T10">Trouver le moyen d'accueillir 200 joueurs supplémentaires dans l'infrastructure.</text:span></text:p>
      <text:p text:style-name="P6"><text:tab/>- <text:span text:style-name="T10">Écrire une charte mentionnant la responsabilité des joueurs sur leur matériel.</text:span></text:p>
      <text:p text:style-name="P6"><text:span text:style-name="T19"><text:tab/>- </text:span><text:span text:style-name="T10">Sélectionner le matériel à acheter.</text:span></text:p>
      <text:p text:style-name="P6"><text:tab/>- <text:span text:style-name="T8">Calculer le débit théorique et pratique des commutateurs.</text:span></text:p>
      <text:p text:style-name="P5"><text:tab/>- <text:span text:style-name="T8">Choisir un câblage adapté (avec une marge).</text:span></text:p>
      <text:p text:style-name="P5"><text:span text:style-name="T8"><text:tab/></text:span><text:span text:style-name="T12">Architecture :</text:span></text:p>
      <text:p text:style-name="P6"><text:tab/>- <text:span text:style-name="T11">Choisir une topologie adaptée.</text:span></text:p>
      <text:p text:style-name="P6"><text:tab/>- <text:span text:style-name="T11">Produire un dossier de câblage physique indiquant :</text:span></text:p>
      <text:p text:style-name="P7"><text:tab/><text:tab/>- Le câblage apparent sur le schéma (longueur, type, eçt...).</text:p>
      <text:p text:style-name="P7"><text:tab/><text:tab/>- Calculs pour éviter de gaspiller de la longueur.</text:p>
      <text:p text:style-name="P7"><text:tab/><text:tab/>- Emplacements des locaux techniques et équipement (accessoires, eçt...).</text:p>
      <text:p text:style-name="P7"><text:tab/><text:tab/>- Argumentaire sur le choix du support + caractéristiques techniques.</text:p>
      <text:p text:style-name="P7"><text:tab/><text:tab/>- Emplacement des zones de jeu.</text:p>
      <text:p text:style-name="P5"><text:tab/>- <text:span text:style-name="T11">Proposer une connexion sans-fil pour « </text:span><text:span text:style-name="T13">Hearthstone</text:span><text:span text:style-name="T11"> ».</text:span></text:p>
      <text:p text:style-name="P5"><text:span text:style-name="T11"><text:tab/></text:span><text:span text:style-name="T16">Serveurs et accès réseau :</text:span></text:p>
      <text:p text:style-name="P6"><text:tab/>- <text:span text:style-name="T14">Proposer un accès internet pour « </text:span><text:span text:style-name="T15">League of Legend</text:span><text:span text:style-name="T14"> ».</text:span></text:p>
      <text:p text:style-name="P6"><text:tab/>- <text:span text:style-name="T14">Proposer un serveur de jeu local pour certains jeux.</text:span></text:p>
      <text:p text:style-name="P8"><text:tab/>- Gérer la distribution électrique.</text:p>
      <text:p text:style-name="P6"><text:tab/>- <text:span text:style-name="T3">Déployer</text:span><text:span text:style-name="T4"> </text:span><text:span text:style-name="T3">un</text:span><text:span text:style-name="T4"> </text:span><text:span text:style-name="T3">environnent</text:span><text:span text:style-name="T4"> </text:span><text:span text:style-name="T3">d'administration</text:span><text:span text:style-name="T4"> </text:span><text:span text:style-name="T5">c</text:span><text:span text:style-name="T3">apable</text:span><text:span text:style-name="T4"> </text:span><text:span text:style-name="T3">d'agir</text:span><text:span text:style-name="T4"> </text:span><text:span text:style-name="T3">sur</text:span><text:span text:style-name="T4"> </text:span><text:span text:style-name="T3">l'ensemble</text:span><text:span text:style-name="T4"> </text:span><text:span text:style-name="T3">du</text:span><text:span text:style-name="T4"> </text:span><text:span text:style-name="T3">réseau.</text:span></text:p>
      <text:p text:style-name="P5"><text:tab/>- <text:span text:style-name="T3">Sécuriser l'accès au réseau informatiquement et physiquement.</text:span></text:p>
      <text:p text:style-name="P5"><text:tab/><text:span text:style-name="T7">Budget et planification :</text:span></text:p>
      <text:p text:style-name="P6"><text:tab/>- <text:span text:style-name="T6">Réaliser un planning précis et détaillé pour l'événement et le déploiement.</text:span></text:p>
      <text:p text:style-name="P6"><text:tab/>- <text:span text:style-name="T6">Donner le nombre et les données précis du matériel requis.</text:span></text:p>
      <text:p text:style-name="P6"><text:tab/>- <text:span text:style-name="T6">Calculer le budget à allouer.</text:span></text:p>
      <text:p text:style-name="P6"><text:tab/>- <text:span text:style-name="T6">Fixer les prix.</text:span></text:p>
      <text:p text:style-name="P5"><text:tab/>- <text:span text:style-name="T6">Présenter les éventuels partenaires.</text:span></text:p>
      <text:p text:style-name="P5"><text:span text:style-name="T6"><text:tab/></text:span><text:span text:style-name="T18">Bonus :</text:span></text:p>
      <text:p text:style-name="P5"><text:tab/>- Écrire des « .bat » permettant une configuration rapide de l'IP (VLSM).</text:p>
      <text:p text:style-name="P4"/>
      <text:p text:style-name="P4">Liste des jeux-vidéo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Titre</text:p>
          </table:table-cell>
          <table:table-cell table:style-name="Tableau1.B1" office:value-type="string">
            <text:p text:style-name="P14">Nombre de participants</text:p>
          </table:table-cell>
        </table:table-row>
        <table:table-row>
          <table:table-cell table:style-name="Tableau1.A2" office:value-type="string">
            <text:p text:style-name="P13">League of Legend</text:p>
          </table:table-cell>
          <table:table-cell table:style-name="Tableau1.B2" office:value-type="float" office:value="240">
            <text:p text:style-name="P13">240</text:p>
          </table:table-cell>
        </table:table-row>
        <table:table-row>
          <table:table-cell table:style-name="Tableau1.A2" office:value-type="string">
            <text:p text:style-name="P13">Counter-Strike</text:p>
          </table:table-cell>
          <table:table-cell table:style-name="Tableau1.B2" office:value-type="float" office:value="120">
            <text:p text:style-name="P13">120</text:p>
          </table:table-cell>
        </table:table-row>
        <table:table-row>
          <table:table-cell table:style-name="Tableau1.A2" office:value-type="string">
            <text:p text:style-name="P13">Hearthstone</text:p>
          </table:table-cell>
          <table:table-cell table:style-name="Tableau1.B2" office:value-type="float" office:value="48">
            <text:p text:style-name="P13">48</text:p>
          </table:table-cell>
        </table:table-row>
        <table:table-row>
          <table:table-cell table:style-name="Tableau1.A2" office:value-type="string">
            <text:p text:style-name="P13">Player Unknown Battleground</text:p>
          </table:table-cell>
          <table:table-cell table:style-name="Tableau1.B2" office:value-type="float" office:value="48">
            <text:p text:style-name="P13">48</text:p>
          </table:table-cell>
        </table:table-row>
        <table:table-row>
          <table:table-cell table:style-name="Tableau1.A2" office:value-type="string">
            <text:p text:style-name="P13">Rocket League</text:p>
          </table:table-cell>
          <table:table-cell table:style-name="Tableau1.B2" office:value-type="float" office:value="48">
            <text:p text:style-name="P13">48</text:p>
          </table:table-cell>
        </table:table-row>
      </table:table>
      <text:p text:style-name="P5"/>
      <text:p text:style-name="P4">Éléments à rendre :</text:p>
      <text:p text:style-name="P5"><text:tab/>- Maquettes des solutions (Packet Tracer). Proposer un protocole de démonstration <text:tab/> <text:s/>afin de prouver la connectivité des joueurs (un joueur par zone suffit).</text:p>
      <text:p text:style-name="P6"><text:tab/>- Rapports de spécification <text:span text:style-name="T2">justifiant</text:span> les choix techniques.</text:p>
      <text:p text:style-name="P6"><text:tab/>- Procédures d'installation et de configuration pour gagner du temps.</text:p>
      <text:p text:style-name="P6"><text:tab/>- Dossier présentant le budget pour aider le jury dans sa solution de financement.</text:p>
      <text:p text:style-name="P6"><text:tab/>- Planning prévisionnel de la semaine de travail.</text:p>
      <text:p text:style-name="P5"><text:tab/>- Synthèse des problèmes / écarts + bilan perso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7-12-18T13:00:30.61</dc:date>
    <meta:editing-duration>P1DT9H5M38S</meta:editing-duration>
    <meta:editing-cycles>397</meta:editing-cycles>
    <meta:generator>OpenOffice/4.1.4$Win32 OpenOffice.org_project/414m5$Build-9788</meta:generator>
    <dc:creator>Matthieu Carteron</dc:creator>
    <meta:document-statistic meta:table-count="1" meta:image-count="0" meta:object-count="0" meta:page-count="1" meta:paragraph-count="71" meta:word-count="450" meta:character-count="2817"/>
  </office:meta>
</office:document-meta>
</file>